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pt" officeooo:rsid="00144e03" officeooo:paragraph-rsid="00144e03" style:font-size-asian="18pt" style:font-size-complex="18pt"/>
    </style:style>
    <style:style style:name="P2" style:family="paragraph" style:parent-style-name="Standard">
      <style:text-properties style:font-name="Ubuntu" fo:font-size="12pt" officeooo:rsid="00144e03" officeooo:paragraph-rsid="00144e03" style:font-size-asian="10.5pt" style:font-size-complex="12pt"/>
    </style:style>
    <style:style style:name="P3" style:family="paragraph" style:parent-style-name="Standard">
      <style:text-properties style:font-name="Ubuntu" fo:font-size="12pt" officeooo:rsid="0027ba68" officeooo:paragraph-rsid="0027ba68" style:font-size-asian="10.5pt" style:font-size-complex="12pt"/>
    </style:style>
    <style:style style:name="T1" style:family="text">
      <style:text-properties officeooo:rsid="001635cf"/>
    </style:style>
    <style:style style:name="T2" style:family="text">
      <style:text-properties officeooo:rsid="001767af"/>
    </style:style>
    <style:style style:name="T3" style:family="text">
      <style:text-properties officeooo:rsid="0017d75c"/>
    </style:style>
    <style:style style:name="T4" style:family="text">
      <style:text-properties officeooo:rsid="0018e8f7"/>
    </style:style>
    <style:style style:name="T5" style:family="text">
      <style:text-properties officeooo:rsid="00197bcb"/>
    </style:style>
    <style:style style:name="T6" style:family="text">
      <style:text-properties officeooo:rsid="0027ba68"/>
    </style:style>
    <style:style style:name="T7" style:family="text">
      <style:text-properties officeooo:rsid="0027d51d"/>
    </style:style>
    <style:style style:name="T8" style:family="text">
      <style:text-properties officeooo:rsid="0028c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gotiation – Fundamental Principles</text:p>
      <text:p text:style-name="P1"/>
      <text:p text:style-name="P2">- <text:span text:style-name="T1">Only non-boss creatures can be recruited (Elite monsters maybe at a later stage)</text:span></text:p>
      <text:p text:style-name="P2"/>
      <text:p text:style-name="P2">- <text:span text:style-name="T2">Negotiation consists of 1 to n stages (Depending on randomness and difficulty)</text:span></text:p>
      <text:p text:style-name="P2"/>
      <text:p text:style-name="P2">- <text:span text:style-name="T2">Negotiation has a success chance (0% to 100%) visible to player</text:span></text:p>
      <text:p text:style-name="P2"/>
      <text:p text:style-name="P2">- <text:span text:style-name="T2">Player can only see the chance upon starting a negotiation</text:span></text:p>
      <text:p text:style-name="P2"/>
      <text:p text:style-name="P2">- <text:span text:style-name="T2">Initial success chance (~50%) can be increased or decreased by:</text:span></text:p>
      <text:p text:style-name="P2"><text:tab/>- <text:span text:style-name="T2">Negotiation stages</text:span></text:p>
      <text:p text:style-name="P2"><text:tab/>- <text:span text:style-name="T2">Level diff (Higher diff → Lower chance)</text:span></text:p>
      <text:p text:style-name="P2"><text:tab/>- <text:span text:style-name="T2">Enemy damaged (Lower enemy hp → Lower chance)</text:span></text:p>
      <text:p text:style-name="P2"><text:tab/>- <text:span text:style-name="T2">Trinkets and Events</text:span></text:p>
      <text:p text:style-name="P2"/>
      <text:p text:style-name="P2">- <text:span text:style-name="T2">Stages are one of:</text:span></text:p>
      <text:p text:style-name="P2"><text:tab/>- <text:span text:style-name="T2">Demand (HP, Item, Gold) → If met, increases chance otherwise random</text:span></text:p>
      <text:p text:style-name="P2"><text:tab/>- <text:span text:style-name="T3">Swap team-member (Either abandon or kill)</text:span></text:p>
      <text:p text:style-name="P2"><text:tab/>- <text:span text:style-name="T3">Dialog prompt (“Convince him”, “Intimidate him”, “Show compassion”) → Thrown <text:tab/>at the player, decided by stat diff and Karma</text:span></text:p>
      <text:p text:style-name="P2"/>
      <text:p text:style-name="P2"/>
      <text:p text:style-name="P2">- <text:span text:style-name="T3">Stage can be skipped, does not affect chance </text:span><text:span text:style-name="T4">(Maybe certain creatures are irritated/</text:span><text:span text:style-name="T5">charmed </text:span><text:span text:style-name="T4">by sigma aura)</text:span></text:p>
      <text:p text:style-name="P2"/>
      <text:p text:style-name="P2">- <text:span text:style-name="T6">Stages can prematurely end depending on success chance (If &lt; 50% or &gt; 80% could end abruptly either way</text:span><text:span text:style-name="T7">)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44:38.991999459</meta:creation-date>
    <dc:date>2025-02-02T12:09:39.134186690</dc:date>
    <meta:editing-duration>PT12M44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69" meta:character-count="995" meta:non-whitespace-character-count="833"/>
  </office:meta>
</office:document-meta>
</file>